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A000002087736A1A424BA6E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221cm" svg:height="8.413cm" svg:x="0.379cm" svg:y="0.3cm">
          <draw:image xlink:href="Pictures/100000000000023A000002087736A1A424BA6E8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4:37:34.962000000</dc:date>
    <meta:editing-duration>PT2M27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